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>
      <style:text-properties officeooo:rsid="001e8434" officeooo:paragraph-rsid="001e8434"/>
    </style:style>
    <style:style style:name="P4" style:family="paragraph" style:parent-style-name="Standard">
      <style:text-properties officeooo:rsid="001f9cbc" officeooo:paragraph-rsid="001f9cbc"/>
    </style:style>
    <style:style style:name="P5" style:family="paragraph" style:parent-style-name="Standard">
      <style:text-properties officeooo:rsid="0021eb77" officeooo:paragraph-rsid="0021eb77"/>
    </style:style>
    <style:style style:name="P6" style:family="paragraph" style:parent-style-name="Standard">
      <style:text-properties style:text-underline-style="solid" style:text-underline-width="auto" style:text-underline-color="font-color" officeooo:rsid="0021eb77" officeooo:paragraph-rsid="0021eb77" style:text-underline-mode="continuous" style:text-overline-mode="continuous" style:text-line-through-mode="continuous"/>
    </style:style>
    <style:style style:name="P7" style:family="paragraph" style:parent-style-name="Standard">
      <style:text-properties officeooo:rsid="0022301e" officeooo:paragraph-rsid="0022301e"/>
    </style:style>
    <style:style style:name="P8" style:family="paragraph" style:parent-style-name="Standard">
      <style:text-properties officeooo:rsid="002250b8" officeooo:paragraph-rsid="002250b8"/>
    </style:style>
    <style:style style:name="P9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T1" style:family="text">
      <style:text-properties fo:language="en" fo:country="US"/>
    </style:style>
    <style:style style:name="T2" style:family="text">
      <style:text-properties officeooo:rsid="001ffddc"/>
    </style:style>
    <style:style style:name="gr1" style:family="graphic">
      <style:graphic-properties draw:stroke="solid" svg:stroke-width="0.035cm" svg:stroke-color="#000000" svg:stroke-opacity="100%" draw:stroke-linejoin="miter" svg:stroke-linecap="butt" draw:fill="solid" draw:fill-color="#000000" draw:opacity="100%" draw:textarea-horizontal-align="left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18cm" svg:stroke-color="#000000" draw:marker-start="a0" svg:stroke-opacity="100%" draw:stroke-linejoin="miter" svg:stroke-linecap="butt" draw:fill="solid" draw:fill-color="#000000" draw:opacity="100%" draw:textarea-horizontal-align="left" draw:textarea-vertical-align="middle" draw:auto-grow-height="false" draw:auto-grow-width="false" fo:padding-top="0.009cm" fo:padding-bottom="0.009cm" fo:padding-left="0.009cm" fo:padding-right="0.00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 de JavaScript do curso em video com Prof: Gustavo Guanabara</text:p>
      <text:p text:style-name="Standard"/>
      <text:p text:style-name="Standard">Variáveis</text:p>
      <text:p text:style-name="Standard"/>
      <text:p text:style-name="Standard">O nome que são dados para as variáveis são chamados de identificadores e eles tem regras para serem declarados.</text:p>
      <text:p text:style-name="Standard"/>
      <text:p text:style-name="Standard">Primeira: Podem começar com uma letra um $ ou com _.</text:p>
      <text:p text:style-name="Standard">Segunda: Não podem começar com números.</text:p>
      <text:p text:style-name="Standard">Terceiro: É possível usar letras e números.</text:p>
      <text:p text:style-name="Standard">Quarto: É possível usar acentos e símbolos.</text:p>
      <text:p text:style-name="Standard">Quinto: Elas não podem conter espaços.</text:p>
      <text:p text:style-name="Standard">Sexto: Não podem ser palavras reservadas.</text:p>
      <text:p text:style-name="Standard"/>
      <text:p text:style-name="Standard">Podemos declarar variáveis de 3 maneiras diferentes:</text:p>
      <text:p text:style-name="Standard"/>
      <text:p text:style-name="Standard">let</text:p>
      <text:p text:style-name="Standard">const</text:p>
      <text:p text:style-name="Standard">var</text:p>
      <text:p text:style-name="Standard"/>
      <text:p text:style-name="Standard">Existem 3 tipos de dados primitivos primordiais no JavaScript, strings, number e boolean</text:p>
      <text:p text:style-name="Standard"/>
      <text:p text:style-name="Standard">Obs; Para descobrir o tipo de dado que você esta trabalhando você pode usar o comando “typeof”.</text:p>
      <text:p text:style-name="Standard"/>
      <text:p text:style-name="Standard">O sinal de receber no JavaScript é “=” e serve para você introduzir um valor para suas variáveis <text:s/></text:p>
      <text:p text:style-name="Standard"/>
      <text:p text:style-name="Standard">Como retirar o valor de uma variável no JavaScript?</text:p>
      <text:p text:style-name="Standard">Nome da variável = null</text:p>
      <text:p text:style-name="Standard"/>
      <text:p text:style-name="Standard">No JavaScript podemos utilizar 3 tipos diferentes de delimitar uma string, cada uma tem sua utilidades para diferentes tipos de usos.</text:p>
      <text:p text:style-name="Standard"/>
      <text:p text:style-name="Standard">“”</text:p>
      <text:p text:style-name="Standard">‘’</text:p>
      <text:p text:style-name="Standard">´´</text:p>
      <text:p text:style-name="Standard"/>
      <text:p text:style-name="Standard">Conversão de number para string. Pode ser feita de duas maneiras:</text:p>
      <text:p text:style-name="Standard"/>
      <text:p text:style-name="Standard">Primeira = String(n)</text:p>
      <text:p text:style-name="Standard">Segunda = n.ToString()</text:p>
      <text:p text:style-name="Standard"/>
      <text:p text:style-name="Standard">Conversão de para tipo number. Pode ser feita de tres maneiras:</text:p>
      <text:p text:style-name="Standard"/>
      <text:p text:style-name="Standard">Números inteiros = Number.parseInt(n)</text:p>
      <text:p text:style-name="Standard">Números reais = Number.parseFloat(n)</text:p>
      <text:p text:style-name="Standard">Para que o próprio JavaScript leia o tipo de numero = Number(n)</text:p>
      <text:p text:style-name="Standard"/>
      <text:p text:style-name="Standard">Comando para transformar em BRL, Real brasileiro.</text:p>
      <text:p text:style-name="Standard"/>
      <text:p text:style-name="P1">n1.toLocaleString('pt-BR', {style: 'currency', currency: 'BRL'})</text:p>
      <text:p text:style-name="P1"/>
      <text:p text:style-name="P1"/>
      <text:p text:style-name="Standard"><text:soft-page-break/>Operadores aritméticos</text:p>
      <text:p text:style-name="Standard"/>
      <text:p text:style-name="Standard">Soma <text:s text:c="24"/>5 + 2 = 7</text:p>
      <text:p text:style-name="Standard">Subtração <text:s text:c="17"/>5 – 2 = 3</text:p>
      <text:p text:style-name="Standard">Multiplicação <text:s text:c="11"/>5 * 2 = 10</text:p>
      <text:p text:style-name="Standard">Divisão <text:s text:c="21"/>5 / 2 = 2.5</text:p>
      <text:p text:style-name="Standard">Resto da divisão <text:s text:c="7"/>5 % 2 = 1</text:p>
      <text:p text:style-name="Standard">Potenciação <text:s text:c="14"/>5 ** 2 = 25</text:p>
      <text:p text:style-name="Standard"/>
      <text:p text:style-name="Standard">Ordem de precedência</text:p>
      <text:p text:style-name="Standard"><draw:custom-shape text:anchor-type="paragraph" draw:z-index="8" draw:name="Forma1" draw:style-name="gr2" draw:text-style-name="P9" svg:width="0.472cm" svg:height="2.401cm" svg:x="-0.173cm" svg:y="0.374cm"><text:p/><draw:enhanced-geometry svg:viewBox="0 0 21600 21600" draw:text-areas="?f11 ?f20 ?f15 ?f21" draw:type="non-primitive" draw:modifiers="16200 5400" draw:enhanced-path="M ?f11 ?f8 L ?f11 ?f12 ?f8 ?f12 ?f10 ?f9 ?f9 ?f12 ?f15 ?f12 ?f15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/></text:p>
      <text:p text:style-name="Standard"><text:s text:c="5"/>()</text:p>
      <text:p text:style-name="Standard"><text:s text:c="5"/>**</text:p>
      <text:p text:style-name="Standard"><text:s text:c="5"/>* <text:s/>/ <text:s/>%</text:p>
      <text:p text:style-name="Standard"><text:s text:c="5"/>+ -</text:p>
      <text:p text:style-name="Standard"/>
      <text:p text:style-name="Standard"/>
      <text:p text:style-name="Standard">Operadores de atribuição</text:p>
      <text:p text:style-name="Standard"/>
      <text:p text:style-name="P1">x = y</text:p>
      <text:p text:style-name="P1">x += y</text:p>
      <text:p text:style-name="P1">x -= y</text:p>
      <text:p text:style-name="P1">x *= y</text:p>
      <text:p text:style-name="P1">x /= y</text:p>
      <text:p text:style-name="P1">x %= y</text:p>
      <text:p text:style-name="Standard">x **= y</text:p>
      <text:p text:style-name="Standard"/>
      <text:p text:style-name="Standard">Operadores relacionais</text:p>
      <text:p text:style-name="Standard"/>
      <text:p text:style-name="Standard">&gt;</text:p>
      <text:p text:style-name="Standard">&lt;</text:p>
      <text:p text:style-name="Standard">&gt;=</text:p>
      <text:p text:style-name="Standard">&lt;=</text:p>
      <text:p text:style-name="Standard">==</text:p>
      <text:p text:style-name="Standard">!=</text:p>
      <text:p text:style-name="Standard"/>
      <text:p text:style-name="Standard">Obs: Um operador relacional sempre vai retornar um valor boolean, ou seja true ou false.</text:p>
      <text:p text:style-name="Standard"/>
      <text:p text:style-name="Standard">Operadores de identidade</text:p>
      <text:p text:style-name="Standard"/>
      <text:p text:style-name="Standard">===</text:p>
      <text:p text:style-name="Standard">!==</text:p>
      <text:p text:style-name="Standard"/>
      <text:p text:style-name="Standard">Obs: Esse operador compara se os valores são idênticos lavando em consideração o tipo também.</text:p>
      <text:p text:style-name="Standard"/>
      <text:p text:style-name="Standard">Operadores lógicos</text:p>
      <text:p text:style-name="Standard"/>
      <text:p text:style-name="Standard">! <text:s text:c="5"/>= <text:s text:c="3"/>Negação</text:p>
      <text:p text:style-name="Standard">&amp;&amp; = <text:s text:c="3"/>Conjunção</text:p>
      <text:p text:style-name="Standard">| | <text:s text:c="4"/>= <text:s text:c="3"/>Disjunção</text:p>
      <text:p text:style-name="Standard"/>
      <text:p text:style-name="Standard"/>
      <text:p text:style-name="Standard"><text:soft-page-break/>Ordem de precedência operadores lógicos</text:p>
      <text:p text:style-name="Standard"/>
      <text:p text:style-name="Standard"><draw:custom-shape text:anchor-type="paragraph" draw:z-index="9" draw:name="Forma2" draw:style-name="gr1" draw:text-style-name="P9" svg:width="0.526cm" svg:height="2.327cm" svg:x="0.166cm" svg:y="0.28cm"><text:p/><draw:enhanced-geometry svg:viewBox="0 0 21600 21600" draw:text-areas="?f11 ?f20 ?f15 ?f21" draw:type="non-primitive" draw:modifiers="16200 5400" draw:enhanced-path="M ?f11 ?f8 L ?f11 ?f12 ?f8 ?f12 ?f10 ?f9 ?f9 ?f12 ?f15 ?f12 ?f15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/></text:p>
      <text:p text:style-name="Standard"><text:s text:c="14"/>!</text:p>
      <text:p text:style-name="Standard"><text:tab/>&amp;&amp;</text:p>
      <text:p text:style-name="Standard"><text:tab/> | |</text:p>
      <text:p text:style-name="Standard"/>
      <text:p text:style-name="Standard"/>
      <text:p text:style-name="Standard"/>
      <text:p text:style-name="Standard"/>
      <text:p text:style-name="Standard">Operadores ternarios</text:p>
      <text:p text:style-name="Standard"/>
      <text:p text:style-name="Standard">? <text:s/>:</text:p>
      <text:p text:style-name="Standard"/>
      <text:p text:style-name="Standard">Ex: média &gt;= 7.0 ? “Aprovado” : “Reprovado”</text:p>
      <text:p text:style-name="Standard"/>
      <text:p text:style-name="Standard">Ordem de precedência de todos os operadores</text:p>
      <text:p text:style-name="Standard"/>
      <text:p text:style-name="Standard"><draw:custom-shape text:anchor-type="paragraph" draw:z-index="10" draw:name="Forma2_0" draw:style-name="gr1" draw:text-style-name="P9" svg:width="0.526cm" svg:height="4.102cm" svg:x="0.166cm" svg:y="0.132cm"><text:p/><draw:enhanced-geometry svg:viewBox="0 0 21600 21600" draw:text-areas="?f11 ?f20 ?f15 ?f21" draw:type="non-primitive" draw:modifiers="16200 5400" draw:enhanced-path="M ?f11 ?f8 L ?f11 ?f12 ?f8 ?f12 ?f10 ?f9 ?f9 ?f12 ?f15 ?f12 ?f15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 text:c="14"/>Aritméticos = (), **, / …</text:p>
      <text:p text:style-name="Standard"><text:tab/> <text:s/>Relacionais = &lt;, &gt;, &gt;= …</text:p>
      <text:p text:style-name="Standard"><text:tab/> <text:s/>Logicos = <text:s text:c="2"/>!</text:p>
      <text:p text:style-name="Standard"><text:tab/> <text:s text:c="18"/>&amp;&amp;</text:p>
      <text:p text:style-name="Standard"><text:tab/> <text:s text:c="20"/>| |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>DOM (Document Object Model)</text:p>
      <text:p text:style-name="Standard"/>
      <text:p text:style-name="P1">Arvore DOM:</text:p>
      <text:p text:style-name="P1"/>
      <text:p text:style-name="P1"><text:s/></text:p>
      <text:p text:style-name="P1"><text:s text:c="18"/>window</text:p>
      <text:p text:style-name="Standard"><draw:custom-shape text:anchor-type="paragraph" draw:z-index="1" draw:name="Forma5" draw:style-name="gr1" draw:text-style-name="P9" svg:width="0.189cm" svg:height="0.66cm" draw:transform="rotate (-0.913330797568633) translate (3.667125cm 0.410986111111111cm)"><text:p/><draw:enhanced-geometry svg:viewBox="0 0 21600 21600" draw:text-areas="?f11 ?f20 ?f15 ?f21" draw:type="non-primitive" draw:modifiers="16200 5400" draw:enhanced-path="M ?f11 ?f8 L ?f11 ?f12 ?f8 ?f12 ?f10 ?f9 ?f9 ?f12 ?f15 ?f12 ?f15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Forma3" draw:style-name="gr1" draw:text-style-name="P9" svg:width="0.265cm" svg:height="0.713cm" svg:x="2.6cm" svg:y="0.252cm"><text:p/><draw:enhanced-geometry svg:viewBox="0 0 21600 21600" draw:text-areas="?f11 ?f20 ?f15 ?f21" draw:type="non-primitive" draw:modifiers="16200 5400" draw:enhanced-path="M ?f11 ?f8 L ?f11 ?f12 ?f8 ?f12 ?f10 ?f9 ?f9 ?f12 ?f15 ?f12 ?f15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name="Forma4" draw:style-name="gr1" draw:text-style-name="P9" svg:width="0.16cm" svg:height="0.66cm" draw:transform="rotate (-1.09955742875643) translate (1.72331944444444cm 0.239888888888889cm)"><text:p/><draw:enhanced-geometry svg:viewBox="0 0 21600 21600" draw:text-areas="?f11 ?f20 ?f15 ?f21" draw:type="non-primitive" draw:modifiers="16200 5400" draw:enhanced-path="M ?f11 ?f8 L ?f11 ?f12 ?f8 ?f12 ?f10 ?f9 ?f9 ?f12 ?f15 ?f12 ?f15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location <text:s text:c="4"/>document <text:s text:c="4"/>history</text:p>
      <text:p text:style-name="Standard"><draw:custom-shape text:anchor-type="paragraph" draw:z-index="2" draw:name="Forma6" draw:style-name="gr1" draw:text-style-name="P9" svg:width="0.285cm" svg:height="0.71cm" svg:x="2.563cm" svg:y="0.249cm"><text:p/><draw:enhanced-geometry svg:viewBox="0 0 21600 21600" draw:text-areas="?f11 ?f20 ?f15 ?f21" draw:type="non-primitive" draw:modifiers="16200 5400" draw:enhanced-path="M ?f11 ?f8 L ?f11 ?f12 ?f8 ?f12 ?f10 ?f9 ?f9 ?f12 ?f15 ?f12 ?f15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pan text:style-name="Fonte_20_parág._20_padrão"><text:span text:style-name="T1"><text:tab/> <text:s text:c="3"/></text:span></text:span></text:p>
      <text:p text:style-name="P1"><text:tab/> <text:s text:c="8"/></text:p>
      <text:p text:style-name="P1"><text:s text:c="22"/>html</text:p>
      <text:p text:style-name="Standard"><draw:custom-shape text:anchor-type="paragraph" draw:z-index="4" draw:name="Forma8" draw:style-name="gr1" draw:text-style-name="P9" svg:width="0.205cm" svg:height="0.773cm" draw:transform="rotate (-0.70493848488051) translate (2.873375cm 0.266347222222222cm)"><text:p/><draw:enhanced-geometry svg:viewBox="0 0 21600 21600" draw:text-areas="?f11 ?f20 ?f15 ?f21" draw:type="non-primitive" draw:modifiers="16200 5400" draw:enhanced-path="M ?f11 ?f8 L ?f11 ?f12 ?f8 ?f12 ?f10 ?f9 ?f9 ?f12 ?f15 ?f12 ?f15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Forma7" draw:style-name="gr1" draw:text-style-name="P9" svg:width="0.198cm" svg:height="0.766cm" draw:transform="rotate (-0.785398163397448) translate (2.45886111111111cm 0.144638888888889cm)"><text:p/><draw:enhanced-geometry svg:viewBox="0 0 21600 21600" draw:text-areas="?f11 ?f20 ?f15 ?f21" draw:type="non-primitive" draw:modifiers="16200 5400" draw:enhanced-path="M ?f11 ?f8 L ?f11 ?f12 ?f8 ?f12 ?f10 ?f9 ?f9 ?f12 ?f15 ?f12 ?f15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pan text:style-name="Fonte_20_parág._20_padrão"><text:span text:style-name="T1"><text:s text:c="11"/></text:span></text:span></text:p>
      <text:p text:style-name="P1"><text:tab/></text:p>
      <text:p text:style-name="P1"><text:s text:c="14"/>head <text:s text:c="8"/>body</text:p>
      <text:p text:style-name="Standard"><draw:custom-shape text:anchor-type="paragraph" draw:z-index="6" draw:name="Forma10" draw:style-name="gr1" draw:text-style-name="P9" svg:width="0.359cm" svg:height="0.773cm" draw:transform="rotate (-0.629365728269155) translate (3.94581944444444cm 0.324555555555556cm)"><text:p/><draw:enhanced-geometry svg:viewBox="0 0 21600 21600" draw:text-areas="?f11 ?f20 ?f15 ?f21" draw:type="non-primitive" draw:modifiers="16200 5400" draw:enhanced-path="M ?f11 ?f8 L ?f11 ?f12 ?f8 ?f12 ?f10 ?f9 ?f9 ?f12 ?f15 ?f12 ?f15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Forma9" draw:style-name="gr1" draw:text-style-name="P9" svg:width="0.265cm" svg:height="0.71cm" draw:transform="rotate (-0.767944870877505) translate (1.69156944444444cm 0.0917222222222222cm)"><text:p/><draw:enhanced-geometry svg:viewBox="0 0 21600 21600" draw:text-areas="?f11 ?f20 ?f15 ?f21" draw:type="non-primitive" draw:modifiers="16200 5400" draw:enhanced-path="M ?f11 ?f8 L ?f11 ?f12 ?f8 ?f12 ?f10 ?f9 ?f9 ?f12 ?f15 ?f12 ?f15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pan text:style-name="Fonte_20_parág._20_padrão"><text:span text:style-name="T1"><text:s text:c="4"/></text:span></text:span></text:p>
      <text:p text:style-name="P1"/>
      <text:p text:style-name="P1">meta <text:s text:c="2"/>title <text:s text:c="19"/>h1 <text:s text:c="4"/>p <text:s text:c="4"/>div</text:p>
      <text:p text:style-name="Standard"><draw:custom-shape text:anchor-type="paragraph" draw:z-index="7" draw:name="Forma11" draw:style-name="gr1" draw:text-style-name="P9" svg:width="0.309cm" svg:height="0.727cm" svg:x="4.822cm" svg:y="0.129cm"><text:p/><draw:enhanced-geometry svg:viewBox="0 0 21600 21600" draw:text-areas="?f11 ?f20 ?f15 ?f21" draw:type="non-primitive" draw:modifiers="16200 5400" draw:enhanced-path="M ?f11 ?f8 L ?f11 ?f12 ?f8 ?f12 ?f10 ?f9 ?f9 ?f12 ?f15 ?f12 ?f15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pan text:style-name="Fonte_20_parág._20_padrão"><text:span text:style-name="T1"><text:s text:c="25"/></text:span></text:span></text:p>
      <text:p text:style-name="P1"><text:s text:c="9"/></text:p>
      <text:p text:style-name="Standard"><text:span text:style-name="Fonte_20_parág._20_padrão"><text:span text:style-name="T1"><text:s text:c="43"/></text:span></text:span>strong</text:p>
      <text:p text:style-name="Standard"/>
      <text:p text:style-name="Standard"/>
      <text:p text:style-name="Standard"><text:soft-page-break/>Formas de selecionar</text:p>
      <text:p text:style-name="Standard"/>
      <text:p text:style-name="Standard">Por Marca</text:p>
      <text:p text:style-name="Standard">Por Id</text:p>
      <text:p text:style-name="Standard">Por Nome</text:p>
      <text:p text:style-name="Standard">Por Classe</text:p>
      <text:p text:style-name="Standard">Por Seletor</text:p>
      <text:p text:style-name="Standard"/>
      <text:p text:style-name="Standard"/>
      <text:p text:style-name="Standard">Por marca:</text:p>
      <text:p text:style-name="Standard">getElementsByTagName()</text:p>
      <text:p text:style-name="Standard"/>
      <text:p text:style-name="Standard">Por Id:</text:p>
      <text:p text:style-name="Standard">getElementById()</text:p>
      <text:p text:style-name="Standard"/>
      <text:p text:style-name="Standard">Por Nome:</text:p>
      <text:p text:style-name="Standard">getElementsByName()</text:p>
      <text:p text:style-name="Standard"/>
      <text:p text:style-name="Standard">Por class:</text:p>
      <text:p text:style-name="Standard">gerElementByClassName()</text:p>
      <text:p text:style-name="Standard"/>
      <text:p text:style-name="Standard">Por seletor:</text:p>
      <text:p text:style-name="Standard">querySelector()</text:p>
      <text:p text:style-name="Standard">querySelectorAll()</text:p>
      <text:p text:style-name="Standard"/>
      <text:p text:style-name="Standard"/>
      <text:p text:style-name="Standard"/>
      <text:p text:style-name="Standard">Eventos DOM</text:p>
      <text:p text:style-name="Standard"/>
      <text:p text:style-name="Standard">onmouseenter = Evento que seu mouse entrou no local específico</text:p>
      <text:p text:style-name="Standard">onmousemove = Indica que o mouse se moveu</text:p>
      <text:p text:style-name="Standard">onmousedown = Indica que foi clicado e o usuário manteve pressionado</text:p>
      <text:p text:style-name="Standard">onmouseup = Indica que o mouse foi solto</text:p>
      <text:p text:style-name="Standard">onclick = Indica um click normal</text:p>
      <text:p text:style-name="Standard">onmouseout = Indica que o mouse saiu do local demarcado</text:p>
      <text:p text:style-name="Standard"/>
      <text:p text:style-name="Standard"/>
      <text:p text:style-name="Standard"/>
      <text:p text:style-name="Standard"/>
      <text:p text:style-name="Standard">Funções</text:p>
      <text:p text:style-name="Standard"><text:s/></text:p>
      <text:p text:style-name="Standard"><text:tab/>Função é um bloco de códigos onde ele só irá ser executado se chamado e todo o código dentro desse bloco será único e exclusivo daquele bloco não valendo para o resto do seu código isso inclui declarações de variáveis, estruturas condicionai e de repetição.</text:p>
      <text:p text:style-name="Standard"><text:tab/>A função é composta pelo nome reservado “function” o nome dado a função após isso entre parênteses pode ser feito ou não a declaração dos parâmetros que pode não ser nenhum, um ou vários e entre “{}” toda seu código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ondições</text:p>
      <text:p text:style-name="Standard"/>
      <text:p text:style-name="Standard"><text:s/>As estruturas condicionais elas permitem que <text:s/>o fluxo do seu código siga por um caminho ou por outro, como em uma bifurcação em uma estrada.</text:p>
      <text:p text:style-name="Standard"/>
      <text:p text:style-name="Standard">A estrutura consiste em um if(condição) seguido da abertura de um bloco {} para entrar na segunda parte do código se usa a palavra reservada “else” seguida também da abertura e fechamento de um bloco. A estrutura if retorna o boolean true e a estrutura else retorna o boolean false.</text:p>
      <text:p text:style-name="Standard"/>
      <text:p text:style-name="Standard">Tipos de condições</text:p>
      <text:p text:style-name="Standard"/>
      <text:p text:style-name="Standard">Condições simples: consiste apenas de um bloco contendo apenas o true como retorno e quando se retornar o false nada acontece</text:p>
      <text:p text:style-name="Standard"/>
      <text:p text:style-name="Standard">Condições compostas: São compostas por if <text:s/>e também else. </text:p>
      <text:p text:style-name="Standard"/>
      <text:p text:style-name="Standard">Condições aninhadas: São compostas por if, if else e o else.</text:p>
      <text:p text:style-name="Standard"/>
      <text:p text:style-name="Standard">Condições múltiplas: É composta pela palavra reservada switch e dentro do bloco é utilizado case para se declarar expressões e o default pode ser utilizado como o else nas estruturas simples.</text:p>
      <text:p text:style-name="Standard"/>
      <text:p text:style-name="Standard">Obs. Dentro de cada bloco precisa necessariamente declarar o “break”.</text:p>
      <text:p text:style-name="Standard"/>
      <text:p text:style-name="Standard"/>
      <text:p text:style-name="P3">Variáveis compostas </text:p>
      <text:p text:style-name="P3"/>
      <text:p text:style-name="P4">Variáveis compostas são variáveis capazes de armazenar mais de um valor por vez. <text:span text:style-name="T2">Uma variável composta <text:s/>é composta por vários elementos, cada elemento é composto por seu valor e por uma chave de identificação.</text:span></text:p>
      <text:p text:style-name="P5"/>
      <text:p text:style-name="P5">Forma de se declarar:</text:p>
      <text:p text:style-name="P5"/>
      <text:p text:style-name="P5">var nome = [ valor da sua array, sempre separando por virgulas os valores dentro dos coxetes]</text:p>
      <text:p text:style-name="P5"/>
      <text:p text:style-name="P5">Para adicionar um valor em uma posição especifica da sua array você utilizara: <text:s text:c="2"/></text:p>
      <text:p text:style-name="Standard"/>
      <text:p text:style-name="P6">nome[3] = 3</text:p>
      <text:p text:style-name="Standard"/>
      <text:p text:style-name="P5">Para adicionar um valor no final da sua array você utilizara: </text:p>
      <text:p text:style-name="Standard"/>
      <text:p text:style-name="P5">nome.push(3)</text:p>
      <text:p text:style-name="P5"/>
      <text:p text:style-name="P5">Para saber o cumprimento da sua array você ultilizara: </text:p>
      <text:p text:style-name="P5"/>
      <text:p text:style-name="P5">nome.length</text:p>
      <text:p text:style-name="P5"/>
      <text:p text:style-name="P7">Para colocar todos os elementos da sua array em ordem crescente:</text:p>
      <text:p text:style-name="P7"/>
      <text:p text:style-name="P7">nome.sort()</text:p>
      <text:p text:style-name="P7"/>
      <text:p text:style-name="P8"/>
      <text:p text:style-name="P5"/>
      <text:p text:style-name="P8"><text:soft-page-break/>Como buscar dados dentro de uma array:</text:p>
      <text:p text:style-name="P8"/>
      <text:p text:style-name="P8">nome.indexOf(5) : Busca o valor entre parênteses e mostra o sua posição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0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3-08T08:12:00Z</meta:creation-date>
    <dc:date>2022-07-05T22:22:30.876755064</dc:date>
    <meta:editing-cycles>12</meta:editing-cycles>
    <meta:editing-duration>PT5H1M30S</meta:editing-duration>
    <meta:document-statistic meta:table-count="0" meta:image-count="0" meta:object-count="0" meta:page-count="6" meta:paragraph-count="150" meta:word-count="880" meta:character-count="5446" meta:non-whitespace-character-count="4259"/>
    <meta:template xlink:type="simple" xlink:actuate="onRequest" xlink:title="" xlink:href="Normal"/>
  </office:meta>
</office:document-meta>
</file>